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f911"/>
    </style:style>
    <style:style style:name="P2" style:family="paragraph" style:parent-style-name="Text_20_body">
      <style:text-properties officeooo:paragraph-rsid="00189206"/>
    </style:style>
    <style:style style:name="P3" style:family="paragraph" style:parent-style-name="Text_20_body">
      <style:text-properties officeooo:paragraph-rsid="001f7d5c"/>
    </style:style>
    <style:style style:name="P4" style:family="paragraph" style:parent-style-name="Text_20_body">
      <style:text-properties officeooo:paragraph-rsid="002079fa"/>
    </style:style>
    <style:style style:name="P5" style:family="paragraph" style:parent-style-name="Text_20_body">
      <style:text-properties officeooo:paragraph-rsid="0020af5c"/>
    </style:style>
    <style:style style:name="P6" style:family="paragraph" style:parent-style-name="Text_20_body">
      <style:text-properties officeooo:paragraph-rsid="0022963a"/>
    </style:style>
    <style:style style:name="P7" style:family="paragraph" style:parent-style-name="Text_20_body">
      <style:text-properties officeooo:paragraph-rsid="00286d38"/>
    </style:style>
    <style:style style:name="P8" style:family="paragraph" style:parent-style-name="Text_20_body">
      <style:text-properties officeooo:paragraph-rsid="0028d5b4"/>
    </style:style>
    <style:style style:name="P9" style:family="paragraph" style:parent-style-name="Text_20_body">
      <style:text-properties officeooo:paragraph-rsid="002e5bc2"/>
    </style:style>
    <style:style style:name="P10" style:family="paragraph" style:parent-style-name="Text_20_body">
      <style:text-properties officeooo:paragraph-rsid="00305f95"/>
    </style:style>
    <style:style style:name="P11" style:family="paragraph" style:parent-style-name="Text_20_body">
      <style:text-properties officeooo:paragraph-rsid="00348968"/>
    </style:style>
    <style:style style:name="P12" style:family="paragraph" style:parent-style-name="Text_20_body">
      <style:text-properties officeooo:paragraph-rsid="0038ef55"/>
    </style:style>
    <style:style style:name="P13" style:family="paragraph" style:parent-style-name="Text_20_body">
      <style:text-properties officeooo:paragraph-rsid="003a2b80"/>
    </style:style>
    <style:style style:name="P14" style:family="paragraph" style:parent-style-name="Text_20_body">
      <style:text-properties officeooo:paragraph-rsid="003c0aec"/>
    </style:style>
    <style:style style:name="P15" style:family="paragraph" style:parent-style-name="Text_20_body">
      <style:text-properties officeooo:paragraph-rsid="003f34e4"/>
    </style:style>
    <style:style style:name="P16" style:family="paragraph" style:parent-style-name="Text_20_body">
      <style:text-properties officeooo:paragraph-rsid="0040a167"/>
    </style:style>
    <style:style style:name="P17" style:family="paragraph" style:parent-style-name="Text_20_body">
      <style:text-properties officeooo:paragraph-rsid="0040c104"/>
    </style:style>
    <style:style style:name="P18" style:family="paragraph" style:parent-style-name="Text_20_body">
      <style:text-properties officeooo:paragraph-rsid="0041f9d9"/>
    </style:style>
    <style:style style:name="P19" style:family="paragraph" style:parent-style-name="Text_20_body">
      <style:text-properties officeooo:paragraph-rsid="0044bb73"/>
    </style:style>
    <style:style style:name="P20" style:family="paragraph" style:parent-style-name="Text_20_body">
      <style:text-properties officeooo:paragraph-rsid="004c5ab1"/>
    </style:style>
    <style:style style:name="P21" style:family="paragraph" style:parent-style-name="Text_20_body">
      <style:text-properties officeooo:paragraph-rsid="005110c7"/>
    </style:style>
    <style:style style:name="P22" style:family="paragraph" style:parent-style-name="Text_20_body">
      <style:text-properties officeooo:paragraph-rsid="005861e7"/>
    </style:style>
    <style:style style:name="P23" style:family="paragraph" style:parent-style-name="Text_20_body">
      <style:text-properties officeooo:paragraph-rsid="005d9c2d"/>
    </style:style>
    <style:style style:name="P24" style:family="paragraph" style:parent-style-name="Text_20_body">
      <style:text-properties officeooo:paragraph-rsid="005ea6e8"/>
    </style:style>
    <style:style style:name="P25" style:family="paragraph" style:parent-style-name="Text_20_body">
      <style:text-properties officeooo:paragraph-rsid="0062cac9"/>
    </style:style>
    <style:style style:name="P26" style:family="paragraph" style:parent-style-name="Text_20_body">
      <style:text-properties officeooo:paragraph-rsid="00748d40"/>
    </style:style>
    <style:style style:name="P27" style:family="paragraph" style:parent-style-name="Text_20_body">
      <style:text-properties officeooo:paragraph-rsid="0074c1c0"/>
    </style:style>
    <style:style style:name="P28" style:family="paragraph" style:parent-style-name="Text_20_body">
      <style:text-properties officeooo:paragraph-rsid="0076a1c6"/>
    </style:style>
    <style:style style:name="P29" style:family="paragraph" style:parent-style-name="Text_20_body">
      <style:text-properties officeooo:rsid="0066237c" officeooo:paragraph-rsid="0066237c"/>
    </style:style>
    <style:style style:name="P30" style:family="paragraph" style:parent-style-name="Text_20_body">
      <style:text-properties officeooo:rsid="000b8f51" officeooo:paragraph-rsid="000b8f51"/>
    </style:style>
    <style:style style:name="P31" style:family="paragraph" style:parent-style-name="Text_20_body">
      <style:text-properties officeooo:rsid="0012b1af" officeooo:paragraph-rsid="0012b1af"/>
    </style:style>
    <style:style style:name="P32" style:family="paragraph" style:parent-style-name="Text_20_body">
      <style:text-properties officeooo:rsid="000d4ac0" officeooo:paragraph-rsid="000d4ac0"/>
    </style:style>
    <style:style style:name="P33" style:family="paragraph" style:parent-style-name="Text_20_body">
      <style:text-properties officeooo:rsid="007a0e85" officeooo:paragraph-rsid="007a0e85"/>
    </style:style>
    <style:style style:name="P34" style:family="paragraph" style:parent-style-name="Text_20_body">
      <style:text-properties officeooo:rsid="001f8ae7" officeooo:paragraph-rsid="001f8ae7"/>
    </style:style>
    <style:style style:name="P35" style:family="paragraph" style:parent-style-name="Text_20_body">
      <style:text-properties officeooo:rsid="005ff2e0" officeooo:paragraph-rsid="00619d5d"/>
    </style:style>
    <style:style style:name="P36" style:family="paragraph" style:parent-style-name="Text_20_body">
      <style:text-properties officeooo:rsid="005ff2e0" officeooo:paragraph-rsid="005ff2e0"/>
    </style:style>
    <style:style style:name="P37" style:family="paragraph" style:parent-style-name="Text_20_body">
      <style:text-properties officeooo:rsid="0060f6fe" officeooo:paragraph-rsid="00619d5d"/>
    </style:style>
    <style:style style:name="P38" style:family="paragraph" style:parent-style-name="Text_20_body">
      <style:text-properties officeooo:rsid="0060f6fe" officeooo:paragraph-rsid="0060f6fe"/>
    </style:style>
    <style:style style:name="P39" style:family="paragraph" style:parent-style-name="Text_20_body">
      <style:text-properties officeooo:rsid="0060f6fe" officeooo:paragraph-rsid="0062cac9"/>
    </style:style>
    <style:style style:name="P40" style:family="paragraph" style:parent-style-name="Text_20_body">
      <style:text-properties officeooo:rsid="00643744" officeooo:paragraph-rsid="00643744"/>
    </style:style>
    <style:style style:name="P41" style:family="paragraph" style:parent-style-name="Text_20_body">
      <style:text-properties officeooo:rsid="001aa8b9" officeooo:paragraph-rsid="001aa8b9"/>
    </style:style>
    <style:style style:name="P42" style:family="paragraph" style:parent-style-name="Text_20_body">
      <style:text-properties officeooo:rsid="007d1a34" officeooo:paragraph-rsid="007d1a34"/>
    </style:style>
    <style:style style:name="P43" style:family="paragraph" style:parent-style-name="Text_20_body">
      <style:text-properties officeooo:rsid="001ce0c7" officeooo:paragraph-rsid="001ce0c7"/>
    </style:style>
    <style:style style:name="P44" style:family="paragraph" style:parent-style-name="Text_20_body">
      <style:text-properties officeooo:rsid="002cae6a" officeooo:paragraph-rsid="002cae6a"/>
    </style:style>
    <style:style style:name="P45" style:family="paragraph" style:parent-style-name="Text_20_body">
      <style:text-properties officeooo:rsid="002401d2" officeooo:paragraph-rsid="002401d2"/>
    </style:style>
    <style:style style:name="P46" style:family="paragraph" style:parent-style-name="Text_20_body">
      <style:text-properties officeooo:rsid="007db801" officeooo:paragraph-rsid="007db801"/>
    </style:style>
    <style:style style:name="P47" style:family="paragraph" style:parent-style-name="Text_20_body">
      <style:text-properties officeooo:rsid="002bf69b" officeooo:paragraph-rsid="002bf69b"/>
    </style:style>
    <style:style style:name="P48" style:family="paragraph" style:parent-style-name="Text_20_body">
      <style:text-properties officeooo:rsid="002d6579" officeooo:paragraph-rsid="002d6579"/>
    </style:style>
    <style:style style:name="P49" style:family="paragraph" style:parent-style-name="Text_20_body">
      <style:text-properties officeooo:rsid="0053ab1a" officeooo:paragraph-rsid="0053ab1a"/>
    </style:style>
    <style:style style:name="P50" style:family="paragraph" style:parent-style-name="Text_20_body">
      <style:text-properties officeooo:rsid="0047ccd1" officeooo:paragraph-rsid="0047ccd1"/>
    </style:style>
    <style:style style:name="P51" style:family="paragraph" style:parent-style-name="Text_20_body">
      <style:text-properties officeooo:rsid="004e320f" officeooo:paragraph-rsid="004e320f"/>
    </style:style>
    <style:style style:name="P52" style:family="paragraph" style:parent-style-name="Text_20_body">
      <style:text-properties officeooo:rsid="007eeddb" officeooo:paragraph-rsid="007eeddb"/>
    </style:style>
    <style:style style:name="P53" style:family="paragraph" style:parent-style-name="Text_20_body">
      <style:text-properties officeooo:rsid="00530de5" officeooo:paragraph-rsid="00530de5"/>
    </style:style>
    <style:style style:name="P54" style:family="paragraph" style:parent-style-name="Text_20_body">
      <style:text-properties officeooo:rsid="005861e7" officeooo:paragraph-rsid="005861e7"/>
    </style:style>
    <style:style style:name="P55" style:family="paragraph" style:parent-style-name="Text_20_body">
      <style:text-properties officeooo:rsid="0059cc02" officeooo:paragraph-rsid="0059cc02"/>
    </style:style>
    <style:style style:name="P56" style:family="paragraph" style:parent-style-name="Text_20_body">
      <style:text-properties officeooo:rsid="007ff13e" officeooo:paragraph-rsid="007ff13e"/>
    </style:style>
    <style:style style:name="P57" style:family="paragraph" style:parent-style-name="Text_20_body">
      <style:text-properties officeooo:rsid="005bbab3" officeooo:paragraph-rsid="005bbab3"/>
    </style:style>
    <style:style style:name="P58" style:family="paragraph" style:parent-style-name="Text_20_body">
      <style:text-properties officeooo:rsid="005be0de" officeooo:paragraph-rsid="005be0de"/>
    </style:style>
    <style:style style:name="P59" style:family="paragraph" style:parent-style-name="Text_20_body">
      <style:text-properties officeooo:rsid="005cadc6" officeooo:paragraph-rsid="005cadc6"/>
    </style:style>
    <style:style style:name="P60" style:family="paragraph" style:parent-style-name="Text_20_body">
      <style:text-properties officeooo:rsid="005d9c2d" officeooo:paragraph-rsid="005d9c2d"/>
    </style:style>
    <style:style style:name="P61" style:family="paragraph" style:parent-style-name="Text_20_body">
      <style:text-properties officeooo:rsid="0081becc" officeooo:paragraph-rsid="0081becc"/>
    </style:style>
    <style:style style:name="P62" style:family="paragraph" style:parent-style-name="Text_20_body">
      <style:text-properties officeooo:rsid="00696d00" officeooo:paragraph-rsid="00696d00"/>
    </style:style>
    <style:style style:name="P63" style:family="paragraph" style:parent-style-name="Text_20_body">
      <style:text-properties officeooo:rsid="00690ee4" officeooo:paragraph-rsid="00690ee4"/>
    </style:style>
    <style:style style:name="P64" style:family="paragraph" style:parent-style-name="Text_20_body">
      <style:text-properties officeooo:rsid="006b50ae" officeooo:paragraph-rsid="006b50ae"/>
    </style:style>
    <style:style style:name="P65" style:family="paragraph" style:parent-style-name="Text_20_body">
      <style:text-properties officeooo:rsid="00839f8d" officeooo:paragraph-rsid="00839f8d"/>
    </style:style>
    <style:style style:name="P66" style:family="paragraph" style:parent-style-name="Text_20_body">
      <style:text-properties officeooo:rsid="006c8f7e" officeooo:paragraph-rsid="006c8f7e"/>
    </style:style>
    <style:style style:name="P67" style:family="paragraph" style:parent-style-name="Text_20_body">
      <style:text-properties officeooo:rsid="006e64f2" officeooo:paragraph-rsid="006e64f2"/>
    </style:style>
    <style:style style:name="P68" style:family="paragraph" style:parent-style-name="Text_20_body">
      <style:text-properties officeooo:rsid="00704b7f" officeooo:paragraph-rsid="00704b7f"/>
    </style:style>
    <style:style style:name="P69" style:family="paragraph" style:parent-style-name="Text_20_body">
      <style:text-properties officeooo:rsid="007050d9" officeooo:paragraph-rsid="007050d9"/>
    </style:style>
    <style:style style:name="P70" style:family="paragraph" style:parent-style-name="Text_20_body">
      <style:text-properties officeooo:rsid="0072435d" officeooo:paragraph-rsid="0072435d"/>
    </style:style>
    <style:style style:name="P71" style:family="paragraph" style:parent-style-name="Text_20_body">
      <style:text-properties officeooo:rsid="00748d40" officeooo:paragraph-rsid="00748d40"/>
    </style:style>
    <style:style style:name="P72" style:family="paragraph" style:parent-style-name="Text_20_body">
      <style:text-properties officeooo:rsid="00850d41" officeooo:paragraph-rsid="00850d41"/>
    </style:style>
    <style:style style:name="P73" style:family="paragraph" style:parent-style-name="Text_20_body">
      <style:text-properties officeooo:rsid="0078f72e" officeooo:paragraph-rsid="0078f72e"/>
    </style:style>
    <style:style style:name="P74" style:family="paragraph" style:parent-style-name="Text_20_body">
      <style:text-properties officeooo:paragraph-rsid="00856169"/>
    </style:style>
    <style:style style:name="P75" style:family="paragraph" style:parent-style-name="Text_20_body">
      <style:text-properties officeooo:paragraph-rsid="0085b870"/>
    </style:style>
    <style:style style:name="P76" style:family="paragraph" style:parent-style-name="Text_20_body">
      <style:text-properties officeooo:paragraph-rsid="0087e052"/>
    </style:style>
    <style:style style:name="P77" style:family="paragraph" style:parent-style-name="Text_20_body">
      <style:text-properties officeooo:paragraph-rsid="00898818"/>
    </style:style>
    <style:style style:name="P78" style:family="paragraph" style:parent-style-name="Text_20_body">
      <style:text-properties officeooo:paragraph-rsid="008be9c9"/>
    </style:style>
    <style:style style:name="P79" style:family="paragraph" style:parent-style-name="Text_20_body">
      <style:text-properties officeooo:paragraph-rsid="003782b4"/>
    </style:style>
    <style:style style:name="P80" style:family="paragraph" style:parent-style-name="Text_20_body">
      <style:text-properties officeooo:paragraph-rsid="0099bfac"/>
    </style:style>
    <style:style style:name="P81" style:family="paragraph" style:parent-style-name="Text_20_body">
      <style:text-properties officeooo:paragraph-rsid="009a9627"/>
    </style:style>
    <style:style style:name="P82" style:family="paragraph" style:parent-style-name="Text_20_body">
      <style:text-properties officeooo:paragraph-rsid="009b295f"/>
    </style:style>
    <style:style style:name="P83" style:family="paragraph" style:parent-style-name="Text_20_body">
      <style:text-properties officeooo:paragraph-rsid="009c09b2"/>
    </style:style>
    <style:style style:name="P84" style:family="paragraph" style:parent-style-name="Text_20_body">
      <style:text-properties officeooo:paragraph-rsid="009d8d78"/>
    </style:style>
    <style:style style:name="P85" style:family="paragraph" style:parent-style-name="Text_20_body">
      <style:text-properties officeooo:paragraph-rsid="009e5ea5"/>
    </style:style>
    <style:style style:name="P86" style:family="paragraph" style:parent-style-name="Text_20_body">
      <style:text-properties officeooo:paragraph-rsid="00a01432"/>
    </style:style>
    <style:style style:name="P87" style:family="paragraph" style:parent-style-name="Text_20_body">
      <style:text-properties officeooo:paragraph-rsid="00a04567"/>
    </style:style>
    <style:style style:name="P88" style:family="paragraph" style:parent-style-name="Heading_20_3">
      <style:text-properties officeooo:rsid="000dea38" officeooo:paragraph-rsid="000dea38"/>
    </style:style>
    <style:style style:name="P89" style:family="paragraph" style:parent-style-name="Heading_20_3">
      <style:text-properties officeooo:rsid="000b8f51" officeooo:paragraph-rsid="000b8f51"/>
    </style:style>
    <style:style style:name="P90" style:family="paragraph" style:parent-style-name="Heading_20_3">
      <style:text-properties officeooo:rsid="00799859"/>
    </style:style>
    <style:style style:name="P91" style:family="paragraph" style:parent-style-name="Heading_20_3">
      <style:text-properties officeooo:rsid="0013c700"/>
    </style:style>
    <style:style style:name="P92" style:family="paragraph" style:parent-style-name="Heading_20_3">
      <style:text-properties officeooo:rsid="0013c700" officeooo:paragraph-rsid="001649a0"/>
    </style:style>
    <style:style style:name="P93" style:family="paragraph" style:parent-style-name="Heading_20_3">
      <style:text-properties officeooo:rsid="0013c700" officeooo:paragraph-rsid="00748d40"/>
    </style:style>
    <style:style style:name="P94" style:family="paragraph" style:parent-style-name="Heading_20_3">
      <style:text-properties officeooo:rsid="0015096a"/>
    </style:style>
    <style:style style:name="P95" style:family="paragraph" style:parent-style-name="Heading_20_3">
      <style:text-properties officeooo:rsid="0015096a" officeooo:paragraph-rsid="001649a0"/>
    </style:style>
    <style:style style:name="P96" style:family="paragraph" style:parent-style-name="Heading_20_3">
      <style:text-properties officeooo:rsid="0015096a" officeooo:paragraph-rsid="00748d40"/>
    </style:style>
    <style:style style:name="P97" style:family="paragraph" style:parent-style-name="Heading_20_3">
      <style:text-properties officeooo:rsid="007c08a9"/>
    </style:style>
    <style:style style:name="P98" style:family="paragraph" style:parent-style-name="Heading_20_3">
      <style:text-properties officeooo:rsid="007d8c44"/>
    </style:style>
    <style:style style:name="P99" style:family="paragraph" style:parent-style-name="Heading_20_3">
      <style:text-properties officeooo:rsid="007eeddb"/>
    </style:style>
    <style:style style:name="P100" style:family="paragraph" style:parent-style-name="Heading_20_3">
      <style:text-properties officeooo:rsid="007ff13e"/>
    </style:style>
    <style:style style:name="P101" style:family="paragraph" style:parent-style-name="Heading_20_3">
      <style:text-properties officeooo:rsid="0081becc"/>
    </style:style>
    <style:style style:name="P102" style:family="paragraph" style:parent-style-name="Heading_20_3">
      <style:text-properties officeooo:rsid="00839f8d"/>
    </style:style>
    <style:style style:name="P103" style:family="paragraph" style:parent-style-name="Heading_20_3">
      <style:text-properties officeooo:rsid="00850d41"/>
    </style:style>
    <style:style style:name="P104" style:family="paragraph" style:parent-style-name="Heading_20_3">
      <style:text-properties officeooo:rsid="0053ab1a" officeooo:paragraph-rsid="00912a32"/>
    </style:style>
    <style:style style:name="P105" style:family="paragraph" style:parent-style-name="Heading_20_3">
      <style:text-properties officeooo:rsid="00530de5" officeooo:paragraph-rsid="00912a32"/>
    </style:style>
    <style:style style:name="P106" style:family="paragraph" style:parent-style-name="Heading_20_3">
      <style:text-properties officeooo:rsid="005bbab3" officeooo:paragraph-rsid="009306b1"/>
    </style:style>
    <style:style style:name="P107" style:family="paragraph" style:parent-style-name="Heading_20_3">
      <style:text-properties officeooo:rsid="0060f6fe" officeooo:paragraph-rsid="0094efb0"/>
    </style:style>
    <style:style style:name="P108" style:family="paragraph" style:parent-style-name="Heading_20_3">
      <style:text-properties officeooo:rsid="0072435d" officeooo:paragraph-rsid="009696b6"/>
    </style:style>
    <style:style style:name="P109" style:family="paragraph" style:parent-style-name="Heading_20_3">
      <style:text-properties officeooo:rsid="0078f72e" officeooo:paragraph-rsid="009763d2"/>
    </style:style>
    <style:style style:name="P110" style:family="paragraph" style:parent-style-name="Heading_20_3">
      <style:text-properties officeooo:paragraph-rsid="00981fac"/>
    </style:style>
    <style:style style:name="P111" style:family="paragraph" style:parent-style-name="Heading_20_1">
      <style:text-properties officeooo:rsid="000b0110" officeooo:paragraph-rsid="000b0110"/>
    </style:style>
    <style:style style:name="P112" style:family="paragraph" style:parent-style-name="Heading_20_2">
      <style:text-properties officeooo:rsid="000b8f51"/>
    </style:style>
    <style:style style:name="P113" style:family="paragraph" style:parent-style-name="Heading_20_2">
      <style:text-properties officeooo:rsid="00123e27" officeooo:paragraph-rsid="00123e27"/>
    </style:style>
    <style:style style:name="P114" style:family="paragraph" style:parent-style-name="Heading_20_2">
      <style:text-properties officeooo:rsid="00238292" officeooo:paragraph-rsid="00238292"/>
    </style:style>
    <style:style style:name="P115" style:family="paragraph" style:parent-style-name="Heading_20_2">
      <style:text-properties officeooo:paragraph-rsid="004627d1"/>
    </style:style>
    <style:style style:name="P116" style:family="paragraph" style:parent-style-name="Heading_20_2">
      <style:text-properties officeooo:rsid="0055637e" officeooo:paragraph-rsid="0055637e"/>
    </style:style>
    <style:style style:name="P117" style:family="paragraph" style:parent-style-name="Heading_20_2">
      <style:text-properties officeooo:rsid="005be0de" officeooo:paragraph-rsid="005be0de"/>
    </style:style>
    <style:style style:name="P118" style:family="paragraph" style:parent-style-name="Heading_20_2">
      <style:text-properties officeooo:rsid="0067fe31" officeooo:paragraph-rsid="0067fe31"/>
    </style:style>
    <style:style style:name="P119" style:family="paragraph" style:parent-style-name="Heading_20_2">
      <style:text-properties officeooo:rsid="0073d4f3" officeooo:paragraph-rsid="0073d4f3"/>
    </style:style>
    <style:style style:name="P120" style:family="paragraph" style:parent-style-name="Heading_20_2">
      <style:text-properties officeooo:paragraph-rsid="00856169"/>
    </style:style>
    <style:style style:name="P121" style:family="paragraph" style:parent-style-name="Heading_20_4" style:list-style-name=""/>
    <style:style style:name="T1" style:family="text">
      <style:text-properties officeooo:rsid="000b8f51"/>
    </style:style>
    <style:style style:name="T2" style:family="text">
      <style:text-properties officeooo:rsid="0017f911"/>
    </style:style>
    <style:style style:name="T3" style:family="text">
      <style:text-properties officeooo:rsid="00189206"/>
    </style:style>
    <style:style style:name="T4" style:family="text">
      <style:text-properties officeooo:rsid="0019dccb"/>
    </style:style>
    <style:style style:name="T5" style:family="text">
      <style:text-properties officeooo:rsid="001e5b08"/>
    </style:style>
    <style:style style:name="T6" style:family="text">
      <style:text-properties officeooo:rsid="001f7d5c"/>
    </style:style>
    <style:style style:name="T7" style:family="text">
      <style:text-properties officeooo:rsid="001f8ae7"/>
    </style:style>
    <style:style style:name="T8" style:family="text">
      <style:text-properties officeooo:rsid="002079fa"/>
    </style:style>
    <style:style style:name="T9" style:family="text">
      <style:text-properties officeooo:rsid="00213b64"/>
    </style:style>
    <style:style style:name="T10" style:family="text">
      <style:text-properties officeooo:rsid="00272548"/>
    </style:style>
    <style:style style:name="T11" style:family="text">
      <style:text-properties officeooo:rsid="00286d38"/>
    </style:style>
    <style:style style:name="T12" style:family="text">
      <style:text-properties officeooo:rsid="0028d5b4"/>
    </style:style>
    <style:style style:name="T13" style:family="text">
      <style:text-properties officeooo:rsid="002d6579"/>
    </style:style>
    <style:style style:name="T14" style:family="text">
      <style:text-properties officeooo:rsid="002efc9d"/>
    </style:style>
    <style:style style:name="T15" style:family="text">
      <style:text-properties officeooo:rsid="0031a58b"/>
    </style:style>
    <style:style style:name="T16" style:family="text">
      <style:text-properties officeooo:rsid="003635ec"/>
    </style:style>
    <style:style style:name="T17" style:family="text">
      <style:text-properties officeooo:rsid="0038ef55"/>
    </style:style>
    <style:style style:name="T18" style:family="text">
      <style:text-properties officeooo:rsid="003b56d4"/>
    </style:style>
    <style:style style:name="T19" style:family="text">
      <style:text-properties officeooo:rsid="00407717"/>
    </style:style>
    <style:style style:name="T20" style:family="text">
      <style:text-properties officeooo:rsid="0040a167"/>
    </style:style>
    <style:style style:name="T21" style:family="text">
      <style:text-properties officeooo:rsid="004298ca"/>
    </style:style>
    <style:style style:name="T22" style:family="text">
      <style:text-properties officeooo:rsid="00433bb2"/>
    </style:style>
    <style:style style:name="T23" style:family="text">
      <style:text-properties officeooo:rsid="00452fc4"/>
    </style:style>
    <style:style style:name="T24" style:family="text">
      <style:text-properties officeooo:rsid="004627d1"/>
    </style:style>
    <style:style style:name="T25" style:family="text">
      <style:text-properties officeooo:rsid="004a7b43"/>
    </style:style>
    <style:style style:name="T26" style:family="text">
      <style:text-properties officeooo:rsid="004c5ab1"/>
    </style:style>
    <style:style style:name="T27" style:family="text">
      <style:text-properties officeooo:rsid="004cee18"/>
    </style:style>
    <style:style style:name="T28" style:family="text">
      <style:text-properties officeooo:rsid="004d2a10"/>
    </style:style>
    <style:style style:name="T29" style:family="text">
      <style:text-properties officeooo:rsid="004f84f4"/>
    </style:style>
    <style:style style:name="T30" style:family="text">
      <style:text-properties officeooo:rsid="005110c7"/>
    </style:style>
    <style:style style:name="T31" style:family="text">
      <style:text-properties officeooo:rsid="005861e7"/>
    </style:style>
    <style:style style:name="T32" style:family="text">
      <style:text-properties officeooo:rsid="0059cc02"/>
    </style:style>
    <style:style style:name="T33" style:family="text">
      <style:text-properties officeooo:rsid="005cadc6"/>
    </style:style>
    <style:style style:name="T34" style:family="text">
      <style:text-properties officeooo:rsid="005d9c2d"/>
    </style:style>
    <style:style style:name="T35" style:family="text">
      <style:text-properties officeooo:rsid="005ea6e8"/>
    </style:style>
    <style:style style:name="T36" style:family="text">
      <style:text-properties officeooo:rsid="005ff2e0"/>
    </style:style>
    <style:style style:name="T37" style:family="text">
      <style:text-properties officeooo:rsid="0062cac9"/>
    </style:style>
    <style:style style:name="T38" style:family="text">
      <style:text-properties officeooo:rsid="00647d7d"/>
    </style:style>
    <style:style style:name="T39" style:family="text">
      <style:text-properties officeooo:rsid="00748d40"/>
    </style:style>
    <style:style style:name="T40" style:family="text">
      <style:text-properties officeooo:rsid="0074c1c0"/>
    </style:style>
    <style:style style:name="T41" style:family="text">
      <style:text-properties officeooo:rsid="0076a1c6"/>
    </style:style>
    <style:style style:name="T42" style:family="text">
      <style:text-properties officeooo:rsid="007898e1"/>
    </style:style>
    <style:style style:name="T43" style:family="text">
      <style:text-properties officeooo:rsid="00856169"/>
    </style:style>
    <style:style style:name="T44" style:family="text">
      <style:text-properties officeooo:rsid="0085b870"/>
    </style:style>
    <style:style style:name="T45" style:family="text">
      <style:text-properties officeooo:rsid="0086385c"/>
    </style:style>
    <style:style style:name="T46" style:family="text">
      <style:text-properties officeooo:rsid="0087e052"/>
    </style:style>
    <style:style style:name="T47" style:family="text">
      <style:text-properties officeooo:rsid="00898818"/>
    </style:style>
    <style:style style:name="T48" style:family="text">
      <style:text-properties officeooo:rsid="008b3ae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9029ea"/>
    </style:style>
    <style:style style:name="T53" style:family="text">
      <style:text-properties officeooo:rsid="0099bfac"/>
    </style:style>
    <style:style style:name="T54" style:family="text">
      <style:text-properties officeooo:rsid="009a9627"/>
    </style:style>
    <style:style style:name="T55" style:family="text">
      <style:text-properties officeooo:rsid="009b295f"/>
    </style:style>
    <style:style style:name="T56" style:family="text">
      <style:text-properties officeooo:rsid="009c09b2"/>
    </style:style>
    <style:style style:name="T57" style:family="text">
      <style:text-properties officeooo:rsid="009d8d78"/>
    </style:style>
    <style:style style:name="T58" style:family="text">
      <style:text-properties officeooo:rsid="009e5ea5"/>
    </style:style>
    <style:style style:name="T59" style:family="text">
      <style:text-properties officeooo:rsid="00a01432"/>
    </style:style>
    <style:style style:name="T60" style:family="text">
      <style:text-properties officeooo:rsid="00a045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1" text:outline-level="1">Bug Report</text:h>
      <text:h text:style-name="P112" text:outline-level="2">Differences in number of significant digits</text:h>
      <text:p text:style-name="P4"><text:span text:style-name="T1">This discrepancy occurs in several test cases and affects the XML output of the DescribeCoverage, </text:span><text:span text:style-name="T8"><text:s/></text:span><text:span text:style-name="T7">DescribeEOCoverageSet</text:span><text:span text:style-name="T1"> </text:span><text:span text:style-name="T38">and multipart GetCoverage </text:span><text:span text:style-name="T1">responses and only in the domainSet structure. In detail, the contents of the domainSet/RectifiedGrid/origin/Point/pos and the domainSet/RectifiedGrid/offsetVector elements are affected.</text:span></text:p>
      <text:p text:style-name="P29">In GetCoverage responses, also the boundedBy/Envelope/lowerCorner and upperCorner are different.</text:p>
      <text:p text:style-name="P30">In the current version, only 6 digits after the comma are displayed, contrary to the usual 13 digits.</text:p>
      <text:h text:style-name="P88" text:outline-level="3">Severity</text:h>
      <text:p text:style-name="P31">minor</text:p>
      <text:h text:style-name="P89" text:outline-level="3">Example</text:h>
      <text:p text:style-name="P32">Expected: &lt;gml:offsetVector srsName="http://www.opengis.net/def/crs/EPSG/0/4326"&gt;0.0313909665158 0.0&lt;/gml:offsetVector&gt;</text:p>
      <text:p text:style-name="P32">Response: &lt;gml:offsetVector srsName="http://www.opengis.net/def/crs/EPSG/0/4326"&gt;0.031391 0&lt;/gml:offsetVector&gt;</text:p>
      <text:h text:style-name="P90" text:outline-level="3">Category</text:h>
      <text:p text:style-name="P33">Accuracy</text:p>
      <text:h text:style-name="P89" text:outline-level="3">Testcases</text:h>
      <text:p text:style-name="P30">WCS20DescribeCoverageDatasetTestcase</text:p>
      <text:p text:style-name="P34">WCS20DescribeEOCoverageSetDatasetPagingCountTestCase</text:p>
      <text:p text:style-name="P5"><text:span text:style-name="T7">WCS20DescribeEOCoverageSetDataset</text:span><text:span text:style-name="T9">SeriesTestCase</text:span></text:p>
      <text:p text:style-name="P6"><text:span text:style-name="T7">WCS20DescribeEOCoverageSetDataset</text:span><text:span text:style-name="T9">TestCase</text:span></text:p>
      <text:p text:style-name="P11"><text:span text:style-name="T13">WCS20DescribeEOCoverageSet</text:span><text:span text:style-name="T16">MosaicTestCase</text:span></text:p>
      <text:p text:style-name="P12"><text:span text:style-name="T13">WCS20DescribeEOCoverageSet</text:span><text:span text:style-name="T17">SpatioTemporalSubsetContainsTestCase</text:span></text:p>
      <text:p text:style-name="P13"><text:span text:style-name="T13">WCS20DescribeEOCoverageSet</text:span><text:span text:style-name="T17">SpatioTemporalSubset</text:span><text:span text:style-name="T18">Overlaps</text:span><text:span text:style-name="T17">TestCase</text:span></text:p>
      <text:p text:style-name="P14"><text:span text:style-name="T13">WCS20DescribeEOCoverageSet</text:span><text:span text:style-name="T17">SpatioTemporalSubsetTestCase</text:span></text:p>
      <text:p text:style-name="P15"><text:span text:style-name="T13">WCS20DescribeEOCoverageSet</text:span><text:span text:style-name="T17">TemporalSubset</text:span><text:span text:style-name="T19">Contains</text:span><text:span text:style-name="T17">TestCase</text:span></text:p>
      <text:p text:style-name="P16"><text:span text:style-name="T13">WCS20DescribeEOCoverageSet</text:span><text:span text:style-name="T17">TemporalSubset</text:span><text:span text:style-name="T20">Overlaps</text:span><text:span text:style-name="T17">TestCase</text:span></text:p>
      <text:p text:style-name="P17"><text:span text:style-name="T13">WCS20DescribeEOCoverageSet</text:span><text:span text:style-name="T17">TemporalSubsetTestCase</text:span></text:p>
      <text:p text:style-name="P18"><text:span text:style-name="T13">WCS20DescribeEOCoverageSet</text:span><text:span text:style-name="T21">Two</text:span><text:span text:style-name="T22">Spatial</text:span><text:span text:style-name="T17">Subset</text:span><text:span text:style-name="T19">Contains</text:span><text:span text:style-name="T17">TestCase</text:span></text:p>
      <text:p text:style-name="P19"><text:span text:style-name="T13">WCS20DescribeEOCoverageSet</text:span><text:span text:style-name="T21">Two</text:span><text:span text:style-name="T22">Spatial</text:span><text:span text:style-name="T17">Subset</text:span><text:span text:style-name="T23">Overlaps</text:span><text:span text:style-name="T17">TestCase</text:span></text:p>
      <text:p text:style-name="P19"><text:soft-page-break/><text:span text:style-name="T13">WCS20DescribeEOCoverageSet</text:span><text:span text:style-name="T21">Two</text:span><text:span text:style-name="T22">Spatial</text:span><text:span text:style-name="T17">SubsetTestCase</text:span></text:p>
      <text:p text:style-name="P35">WCS20GetCoverageMultipartDatasetTestCase</text:p>
      <text:p text:style-name="P37">WCS20GetCoverageMultipartMosaicTestCase</text:p>
      <text:p text:style-name="P40">WCS20GetCoverageMultipartSubsetDatasetTestCase</text:p>
      <text:h text:style-name="Heading_20_3" text:outline-level="3"><text:span text:style-name="T52">Created Ticket</text:span></text:h>
      <text:p text:style-name="P81"><text:span text:style-name="T54">#35: Check Discrepancies: number of shown digits in xml responses.</text:span></text:p>
      <text:h text:style-name="P113" text:outline-level="2">Discrepancies in the values of floating point numbers</text:h>
      <text:p text:style-name="P3"><text:span text:style-name="T6">This error occurs in certain DescribeCoverage responses. The contents of the </text:span><text:span text:style-name="T1">domainSet/RectifiedGrid/origin/Point/pos and the domainSet/RectifiedGrid/offsetVector </text:span><text:span text:style-name="T6">divert from the expected results. Unlike ID 1, this is not only due to the different number of significant figures, but there seem inconsistencies in these floating point values.</text:span></text:p>
      <text:h text:style-name="P91" text:outline-level="3">Severity</text:h>
      <text:p text:style-name="P1"><text:span text:style-name="T5">Propably </text:span><text:span text:style-name="T2">critical</text:span></text:p>
      <text:h text:style-name="P94" text:outline-level="3">Example</text:h>
      <text:p text:style-name="P2"><text:span text:style-name="T4">Expected: </text:span><text:span text:style-name="T3">&lt;gml:offsetVector srsName="http://www.opengis.net/def/crs/EPSG/0/4326"&gt;0.031355 0.0&lt;/gml:offsetVector&gt;</text:span></text:p>
      <text:p text:style-name="P41">Response: &lt;gml:offsetVector srsName="http://www.opengis.net/def/crs/EPSG/0/4326"&gt;0.031390 0&lt;/gml:offsetVector&gt;</text:p>
      <text:h text:style-name="P97" text:outline-level="3">Category</text:h>
      <text:p text:style-name="P42">Possible implementation error</text:p>
      <text:h text:style-name="P94" text:outline-level="3">Testcases</text:h>
      <text:p text:style-name="P43">WCS20DescribeCoverageMosaicTestCase</text:p>
      <text:p text:style-name="P79"><text:span text:style-name="T13">WCS20DescribeEOCoverageSet</text:span><text:span text:style-name="T16">MosaicTestCase</text:span></text:p>
      <text:h text:style-name="Heading_20_3" text:outline-level="3"><text:span text:style-name="T52">Created Ticket</text:span></text:h>
      <text:p text:style-name="P80"><text:span text:style-name="T53">#34: Errors in floating point values in DescribeCoverage responses</text:span></text:p>
      <text:h text:style-name="P114" text:outline-level="2">Changed exception messages</text:h>
      <text:p text:style-name="P44">Some Exception messages have changed in the newer version of the software.</text:p>
      <text:h text:style-name="P92" text:outline-level="3">Severity</text:h>
      <text:p text:style-name="P45">minor</text:p>
      <text:h text:style-name="P95" text:outline-level="3"><text:soft-page-break/>Example</text:h>
      <text:p text:style-name="P7"><text:span text:style-name="T10">Expected: </text:span><text:span text:style-name="T11">&lt;ows:ExceptionText&gt;'some_lat' not recognized as a number&lt;/ows:ExceptionText&gt;</text:span></text:p>
      <text:p text:style-name="P8"><text:span text:style-name="T10">Response: </text:span><text:span text:style-name="T12">&lt;ows:ExceptionText&gt;Cannot convert token 'some_lat' to number.&lt;/ows:ExceptionText&gt;</text:span></text:p>
      <text:h text:style-name="P98" text:outline-level="3">Category</text:h>
      <text:p text:style-name="P46">Modernization</text:p>
      <text:h text:style-name="P95" text:outline-level="3">Testcases</text:h>
      <text:p text:style-name="P47">WCS20DescribeEOCoverageSetIncorrectSpatialSubsetFaultTestCase</text:p>
      <text:p text:style-name="P48">WCS20DescribeEOCoverageSetInvalidAxisLabelFaultTestCase</text:p>
      <text:p text:style-name="P9"><text:span text:style-name="T13">WCS20DescribeEOCoverageSet</text:span><text:span text:style-name="T14">InvalidSpatialSubsetFaultTestCase</text:span></text:p>
      <text:p text:style-name="P10"><text:span text:style-name="T13">WCS20DescribeEOCoverageSet</text:span><text:span text:style-name="T15">InvalidTemporalSubsetFaultTestCase</text:span></text:p>
      <text:p text:style-name="P49">WCS20GetCoverageFormatUnknownFaultTestCase</text:p>
      <text:h text:style-name="P104" text:outline-level="3">Created Ticket</text:h>
      <text:p text:style-name="P82"><text:span text:style-name="T55">none</text:span></text:p>
      <text:h text:style-name="P115" text:outline-level="2"><text:span text:style-name="T24">Changed </text:span><text:span text:style-name="T25">service identification</text:span><text:span text:style-name="T24"> metadata</text:span></text:h>
      <text:p text:style-name="P20"><text:span text:style-name="T26">This bug occurs in GetCapabilities responses </text:span><text:span text:style-name="T27">and affects multiple fields in the </text:span><text:span text:style-name="T28">ServiceIdentification structure.</text:span></text:p>
      <text:h text:style-name="P92" text:outline-level="3">Severity</text:h>
      <text:p text:style-name="P50">minor</text:p>
      <text:h text:style-name="P95" text:outline-level="3">Example</text:h>
      <text:p text:style-name="P51">Expected: &lt;ows:ProviderName&gt;EOX IT Services GmbH - HG Wien - FN 312068z - UID ATU64265057&lt;/ows:ProviderName&gt;</text:p>
      <text:p text:style-name="P21"><text:span text:style-name="T29">Response: </text:span><text:span text:style-name="T30">&lt;ows:ProviderName&gt;&amp;lt;CONTACTORGANIZATION&amp;gt;&lt;/ows:ProviderName&gt;</text:span></text:p>
      <text:h text:style-name="P99" text:outline-level="3">Category</text:h>
      <text:p text:style-name="P52">Modernization</text:p>
      <text:h text:style-name="P95" text:outline-level="3">Testcases</text:h>
      <text:p text:style-name="P53">WCS20GetCapabilitiesValidTestCase</text:p>
      <text:h text:style-name="P105" text:outline-level="3">Created Ticket</text:h>
      <text:p text:style-name="P83"><text:span text:style-name="T56">none</text:span></text:p>
      <text:h text:style-name="P116" text:outline-level="2"><text:soft-page-break/>Error when processing 15 bands</text:h>
      <text:p text:style-name="P22"><text:span text:style-name="T32">When parametrized with 15 bands i</text:span><text:span text:style-name="T31">n a GetCoverage </text:span><text:span text:style-name="T32">request, the server returns an error message, stating that it accepts at most 4 bands.</text:span></text:p>
      <text:h text:style-name="P92" text:outline-level="3">Severity</text:h>
      <text:p text:style-name="P54">major</text:p>
      <text:h text:style-name="P95" text:outline-level="3">Example</text:h>
      <text:p text:style-name="P55">&lt;ows:ExceptionText&gt;msGetGDALBandList(): Image handling error. BANDS PROCESSING directive has wrong number of bands, expected at most 4, got 15.&lt;/ows:ExceptionText&gt;</text:p>
      <text:h text:style-name="P100" text:outline-level="3">Category</text:h>
      <text:p text:style-name="P56">Possible implementation error</text:p>
      <text:h text:style-name="P95" text:outline-level="3">Testcases</text:h>
      <text:p text:style-name="P57">WCS20GetCoverageFormatUnsupportedFaultTestCase</text:p>
      <text:h text:style-name="P106" text:outline-level="3">Created Ticket</text:h>
      <text:p text:style-name="P84"><text:span text:style-name="T57">#36: Wrong error message in GetCoverage -&gt; too many bands</text:span></text:p>
      <text:h text:style-name="P117" text:outline-level="2">Wrong grid extents in multipart GetCoverage requests</text:h>
      <text:p text:style-name="P24"><text:span text:style-name="T35">In multipart GetCoverage requests, there seems to be a discrepancy in the </text:span><text:span text:style-name="T36">grid extents. This difference is about equal to the offset vector.</text:span></text:p>
      <text:h text:style-name="P92" text:outline-level="3">Severity</text:h>
      <text:p text:style-name="P58">Propably critical</text:p>
      <text:h text:style-name="P95" text:outline-level="3">Example</text:h>
      <text:p text:style-name="P59">Expected: &lt;gml:lowerCorner&gt;8.4877557755 32.2266867035&lt;/gml:lowerCorner&gt; </text:p>
      <text:p text:style-name="P59"><text:s text:c="6"/>&lt;gml:upperCorner&gt;25.3760957609 46.2491035461&lt;/gml:upperCorner&gt;</text:p>
      <text:p text:style-name="P23"><text:span text:style-name="T33">Response: </text:span><text:span text:style-name="T34">&lt;gml:lowerCorner&gt;8.4877558 32.1953166&lt;/gml:lowerCorner&gt; </text:span></text:p>
      <text:p text:style-name="P60"><text:s text:c="6"/>&lt;gml:upperCorner&gt;25.4074867 46.2491035&lt;/gml:upperCorner&gt;</text:p>
      <text:h text:style-name="P101" text:outline-level="3">Category</text:h>
      <text:p text:style-name="P61">Possible implementation error</text:p>
      <text:h text:style-name="P95" text:outline-level="3">Testcases</text:h>
      <text:p text:style-name="P36">WCS20GetCoverageMultipartDatasetTestCase</text:p>
      <text:p text:style-name="P38"><text:soft-page-break/>WCS20GetCoverageMultipartMosaicTestCase</text:p>
      <text:p text:style-name="P25"><text:span text:style-name="T36">WCS20GetCoverageMultipart</text:span><text:span text:style-name="T37">RangeSubsetNamesDatasetTestCase</text:span></text:p>
      <text:p text:style-name="P39">WCS20GetCoverageMultipartMosaicTestCase</text:p>
      <text:h text:style-name="P107" text:outline-level="3"><text:span text:style-name="T52">Created Ticket</text:span></text:h>
      <text:h text:style-name="P118" text:outline-level="2">Wrong image data/metadata</text:h>
      <text:p text:style-name="P62">Some testcases are producing unexpected output when inspected with gdalinfo. Both origin and pixel size are not coherent with the expected data. As a result, also the corner and center coordinates are incorrect.</text:p>
      <text:h text:style-name="P92" text:outline-level="3">Severity</text:h>
      <text:p text:style-name="P63">critical</text:p>
      <text:h text:style-name="P95" text:outline-level="3">Example</text:h>
      <text:p text:style-name="P64">Diff:</text:p>
      <text:p text:style-name="P64">&lt; Files: expected/WCS20GetCoverageRangeSubsetIndicesDatasetTestCase.tif </text:p>
      <text:p text:style-name="P64">--- </text:p>
      <text:p text:style-name="P64">&gt; Files: responses/WCS20GetCoverageRangeSubsetIndicesDatasetTestCase.tif </text:p>
      <text:p text:style-name="P64">13,14c13,14 </text:p>
      <text:p text:style-name="P64">&lt; Origin = (8.487755775500002,46.249103546100010) </text:p>
      <text:p text:style-name="P64">&lt; Pixel Size = (0.031332727245640,-0.031300037595089) </text:p>
      <text:p text:style-name="P64">--- </text:p>
      <text:p text:style-name="P64">&gt; Origin = (8.487755799999999,46.249103500000004) </text:p>
      <text:p text:style-name="P64">&gt; Pixel Size = (0.031390966419295,-0.031370060044643) </text:p>
      <text:p text:style-name="P64">24,27c24,27 </text:p>
      <text:p text:style-name="P64">&lt; Lower Left <text:s/>( <text:s text:c="2"/>8.4877558, <text:s/>32.2266867) ( <text:s/>8d29'15.92"E, 32d13'36.07"N) </text:p>
      <text:p text:style-name="P64">&lt; Upper Right ( <text:s/>25.3760958, <text:s/>46.2491035) ( 25d22'33.94"E, 46d14'56.77"N) </text:p>
      <text:p text:style-name="P64">&lt; Lower Right ( <text:s/>25.3760958, <text:s/>32.2266867) ( 25d22'33.94"E, 32d13'36.07"N) </text:p>
      <text:p text:style-name="P64">&lt; Center <text:s text:c="5"/>( <text:s/>16.9319258, <text:s/>39.2378951) ( 16d55'54.93"E, 39d14'16.42"N) </text:p>
      <text:p text:style-name="P64">--- </text:p>
      <text:p text:style-name="P64">&gt; Lower Left <text:s/>( <text:s text:c="2"/>8.4877558, <text:s/>32.1953166) ( <text:s/>8d29'15.92"E, 32d11'43.14"N) </text:p>
      <text:p text:style-name="P64">&gt; Upper Right ( <text:s/>25.4074867, <text:s/>46.2491035) ( 25d24'26.95"E, 46d14'56.77"N) </text:p>
      <text:p text:style-name="P64">&gt; Lower Right ( <text:s/>25.4074867, <text:s/>32.1953166) ( 25d24'26.95"E, 32d11'43.14"N) </text:p>
      <text:p text:style-name="P64">&gt; Center <text:s text:c="5"/>( <text:s/>16.9476212, <text:s/>39.2222101) ( 16d56'51.44"E, 39d13'19.96"N) </text:p>
      <text:h text:style-name="P102" text:outline-level="3"><text:soft-page-break/>Category</text:h>
      <text:p text:style-name="P65">Possible implementation error</text:p>
      <text:h text:style-name="P95" text:outline-level="3">Testcases</text:h>
      <text:p text:style-name="P66">WCS20GetCoverageDatasetTestCase</text:p>
      <text:p text:style-name="P66">WCS20GetCoverageMosaicTestCase</text:p>
      <text:p text:style-name="P67">WCS20GetCoverageOutputCRSDatasetTestCase</text:p>
      <text:p text:style-name="P68">WCS20GetCoverageRangeSubsetIndicesDatasetTestCase</text:p>
      <text:p text:style-name="P69">WCS20GetCoverageRangeSubsetNamesDatasetTestCase</text:p>
      <text:p text:style-name="P70">WCS20GetCoverageResolutionDatasetTestCase</text:p>
      <text:h text:style-name="P108" text:outline-level="3">Created Ticket</text:h>
      <text:p text:style-name="P85"><text:span text:style-name="T58">#38: Wrong image metadata (gdalinfo) in GetCoverage responses</text:span></text:p>
      <text:h text:style-name="P119" text:outline-level="2">Wrong image size for returned image</text:h>
      <text:p text:style-name="P26"><text:span text:style-name="T39">In some GetCoverage testcases, the image size is not correct, as can be seen with gdalinfo. </text:span><text:span text:style-name="T42">In some </text:span><text:span text:style-name="T42">cases this is just one pixel, in others, the difference is severe.</text:span></text:p>
      <text:h text:style-name="P93" text:outline-level="3">Severity</text:h>
      <text:p text:style-name="P71">critical</text:p>
      <text:h text:style-name="P96" text:outline-level="3">Example</text:h>
      <text:p text:style-name="P27"><text:span text:style-name="T39">Expected: </text:span><text:span text:style-name="T40">Size is 1023, 451</text:span></text:p>
      <text:p text:style-name="P28"><text:span text:style-name="T39">Result: </text:span><text:span text:style-name="T41">Size is 539, 448</text:span></text:p>
      <text:h text:style-name="P103" text:outline-level="3">Category</text:h>
      <text:p text:style-name="P72">Possible implementation error</text:p>
      <text:h text:style-name="P95" text:outline-level="3">Testcases</text:h>
      <text:p text:style-name="P71">WCS20GetCoverageMosaicTestCase</text:p>
      <text:p text:style-name="P73">WCS20GetCoverageResolutionDatasetTestCase</text:p>
      <text:h text:style-name="P109" text:outline-level="3">Created Ticket</text:h>
      <text:p text:style-name="P86"><text:span text:style-name="T59">#39: Wrong image size in returned image</text:span></text:p>
      <text:h text:style-name="P120" text:outline-level="2"><text:span text:style-name="T43">Internal server errors</text:span></text:h>
      <text:p text:style-name="P74"><text:span text:style-name="T43">In some test cases, the code reaches </text:span><text:span text:style-name="T44">undefined variables which results in an internal server error </text:span><text:soft-page-break/><text:span text:style-name="T44">message.</text:span></text:p>
      <text:h text:style-name="Heading_20_3" text:outline-level="3"><text:span text:style-name="T44">Severity</text:span></text:h>
      <text:p text:style-name="P75"><text:span text:style-name="T44">critical</text:span></text:p>
      <text:h text:style-name="Heading_20_3" text:outline-level="3"><text:span text:style-name="T45">Example</text:span></text:h>
      <text:h text:style-name="P121" text:outline-level="4"><text:span text:style-name="Citation"><text:span text:style-name="T50">eoxserver/services/ows/wcs20.py:</text:span></text:span></text:h>
      <text:p text:style-name="P78"><text:span text:style-name="T45">695 def _getSliceExpression(self, slice): </text:span></text:p>
      <text:p text:style-name="P78"><text:span text:style-name="T45">696 <text:tab/>if axis_label in ("t", "time", "phenomenonTime"): </text:span></text:p>
      <text:p text:style-name="P78"><text:span text:style-name="T45">697 <text:tab/><text:tab/>return self._getTimeSliceExpression(slice) </text:span></text:p>
      <text:p text:style-name="P78"><text:span text:style-name="T45">698 <text:tab/>else: </text:span></text:p>
      <text:p text:style-name="P78"><text:span text:style-name="T45">699 <text:tab/><text:tab/>return self._getSpatialSliceExpression(slice)</text:span></text:p>
      <text:h text:style-name="Heading_20_3" text:outline-level="3"><text:span text:style-name="T45">Category</text:span></text:h>
      <text:p text:style-name="P76"><text:span text:style-name="T46">Implementation er</text:span><text:span text:style-name="T48">r</text:span><text:span text:style-name="T46">or</text:span></text:p>
      <text:h text:style-name="Heading_20_3" text:outline-level="3"><text:span text:style-name="T47">Testcases</text:span></text:h>
      <text:p text:style-name="P77"><text:a xlink:type="simple" xlink:href="http://localhost:8000/ows?service=wcs&amp;version=2.0.0&amp;request=describeeocoverageset&amp;eoid=MER_FRS_1P_reduced&amp;subset=phenomenonTime%28%222006-08-22T09:20:58Z%22%29"><text:span text:style-name="T47">http://localhost:8000/ows?service=wcs&amp;version=2.0.0&amp;request=describeeocoverageset&amp;eoid=MER_FRS_1P_reduced&amp;subset=phenomenonTime%28%222006-08-22T09:20:58Z%22%29</text:span></text:a></text:p>
      <text:h text:style-name="P110" text:outline-level="3"><text:span text:style-name="T52">Created Ticket</text:span></text:h>
      <text:p text:style-name="P87"><text:span text:style-name="T60">#40: Internal server error in specific test case</text:span></text:p>
      <text:p text:style-name="P87"><text:span text:style-name="T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bian Schindler</meta:initial-creator>
    <meta:creation-date>2011-07-05T12:29:25</meta:creation-date>
    <dc:date>2011-07-06T17:53:43</dc:date>
    <dc:creator>Fabian Schindler</dc:creator>
    <meta:editing-duration>PT07H02M25S</meta:editing-duration>
    <meta:editing-cycles>145</meta:editing-cycles>
    <meta:generator>OpenOffice.org/3.2$Unix OpenOffice.org_project/320m19$Build-9505</meta:generator>
    <meta:document-statistic meta:table-count="0" meta:image-count="0" meta:object-count="0" meta:page-count="7" meta:paragraph-count="172" meta:word-count="701" meta:character-count="7632"/>
  </office:meta>
</office:document-meta>
</file>